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&lt;aside&gt; ? esercizio di oggi: <text:span text:style-name="Strong_20_Emphasis">Vue 3 Currency Converter</text:span> nome repo: <text:span text:style-name="Strong_20_Emphasis">vue-currency-converter</text:span></text:p>
      <text:p text:style-name="Text_20_body">Stiamo organizzando dei viaggi all’estero e ci farebbe tanto comodo un convertitore di valute molto veloce da usare all’occorrenza.</text:p>
      <text:p text:style-name="Text_20_body">In una versione di base, abbiamo due input numerici e due select. L’utente può scrivere in entrambi gli input e convertire nelle valute impostate nelle select. Le valute presenti come options nelle select sono prese dall’API Frankfurter, gratuita e utilizzabile senza API key. Ogni cambiamento in uno degli input chiama l’endpoint relativo alla conversione tra valute.</text:p>
      <text:p text:style-name="Text_20_body">Per una versione più avanzata possiamo:</text:p>
      <text:list xml:id="list2444154782224082307" text:style-name="L1">
        <text:list-item>
          <text:p text:style-name="P2">disabilitare currency nella select in relazione all’altra selezionata (evitare conversione su due currency uguali) </text:p>
        </text:list-item>
        <text:list-item>
          <text:p text:style-name="P1">aggiungere un’intestazione sfruttando la classe Intl di JS per la formattazione delle currency </text:p>
        </text:list-item>
      </text:list>
      <text:p text:style-name="Text_20_body">Se neanche la versione avanzata ci basta, possiamo aggiungere un grafico con Apex Charts (o chart.js o vue-chart-js), da customizzare a piacere.</text:p>
      <text:p text:style-name="Text_20_body">La grafica nell’anteprima è di esempio, potete realizzarla come preferite.</text:p>
      <text:p text:style-name="Text_20_body"><text:span text:style-name="Strong_20_Emphasis">Milestone 1</text:span> Creare un componente che contenga un campo di input una select. Questo componente servirà sia per il primo input che per il secondo ricevendo tramite props la lista delle valute.</text:p>
      <text:p text:style-name="Text_20_body"><text:span text:style-name="Strong_20_Emphasis">Milestone 2</text:span> Effettuare all’avvio dell’applicazione una chiamata all’API (con axios) per popolare le due select con la lista delle valute. La prima select avrà come valore selezionato di default "Euro" e la seconda "United State Dollar".</text:p>
      <text:p text:style-name="Text_20_body"><text:span text:style-name="Strong_20_Emphasis">Milestone 3</text:span> Ogni volta che l’utente scrive qualcosa in uno dei due input bisognerà fare in modo che venga effettuata una chiamata all’API per ottenere il valore convertito nella valuta selezionata.</text:p>
      <text:p text:style-name="Text_20_body"><text:span text:style-name="Strong_20_Emphasis">Milestone 4</text:span> Al cambio di un valore selezionato in una delle due select bisognerà effettuare una nuova chiamata all'API per ottenere il nuovo valore convertito nella valuta corretta.</text:p>
      <text:p text:style-name="Text_20_body"><text:span text:style-name="Strong_20_Emphasis">Bonus 1</text:span> Disabilitare la currency nella select in relazione all’altra selezionata (evitare conversione su due currency uguali).</text:p>
      <text:p text:style-name="Text_20_body"><text:span text:style-name="Strong_20_Emphasis">Bonus 2</text:span> Aggiungere un componente che contenga il grafico (potete utilizzare la libreria Apex Charts) del rapporto dei valori delle due valute selezionate nelle due select.</text:p>
      <text:p text:style-name="Text_20_body"><text:span text:style-name="Strong_20_Emphasis">Bonus 3</text:span> Utilizzare axios con <text:span text:style-name="Strong_20_Emphasis">async</text:span>/<text:span text:style-name="Strong_20_Emphasis">await</text:span> al posto della sintassi <text:span text:style-name="Strong_20_Emphasis">then</text:span>/<text:span text:style-name="Strong_20_Emphasis">catch</text:span>.</text:p>
      <text:p text:style-name="Text_20_body">&lt;/aside&gt;</text:p>
      <text:p text:style-name="Standard">Suggerimenti </text:p>
      <text:p text:style-name="Text_20_body">Questa API riceverà il valore del campo appena modificato e le due valute per la conversione quindi la chiamata avverrà al <text:span text:style-name="Source_20_Text">keyup</text:span> del’input.</text:p>
      <text:p text:style-name="Text_20_body">Nella chiamata all'API bisogna mettere in <text:span text:style-name="Source_20_Text">from</text:span> la valuta selezionata e <text:span text:style-name="Source_20_Text">to</text:span> l'altra. Ad esempio, nella situazione di default se scrivo <text:span text:style-name="Strong_20_Emphasis">5</text:span> nelll'input di <text:span text:style-name="Strong_20_Emphasis">EUR</text:span> l'endpoint sarà: /<text:span text:style-name="Source_20_Text">latest?amount=5&amp;from=EUR&amp;to=USD</text:span> mentre se scivo <text:span text:style-name="Strong_20_Emphasis">5</text:span> nel campo relativo a <text:span text:style-name="Strong_20_Emphasis">USD</text:span> l'endpoint sarà <text:span text:style-name="Source_20_Text">/latest?amount=5&amp;from=USD&amp;to=EUR</text:span></text:p>
      <text:p text:style-name="Text_20_body">Diversamente, al cambio della select l’enpoint sarà sempre lo stesso ma l’ordine from/to sarà sempre in relazione al primo e secondo inpu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3</meta:editing-cycles>
    <meta:generator>OpenOffice/4.1.15$Win32 OpenOffice.org_project/4115m2$Build-9813</meta:generator>
    <dc:date>2024-11-25T17:36:46.74</dc:date>
    <meta:document-statistic meta:table-count="0" meta:image-count="0" meta:object-count="0" meta:page-count="1" meta:paragraph-count="20" meta:word-count="422" meta:character-count="2825"/>
    <meta:user-defined meta:name="Info 1"/>
    <meta:user-defined meta:name="Info 2"/>
    <meta:user-defined meta:name="Info 3"/>
    <meta:user-defined meta:name="Info 4"/>
  </office:meta>
</office:document-meta>
</file>